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ea32"/>
    </style:style>
    <style:style style:name="P2" style:family="paragraph" style:parent-style-name="Standard" style:list-style-name="L1">
      <style:text-properties officeooo:paragraph-rsid="000eea32"/>
    </style:style>
    <style:style style:name="T1" style:family="text">
      <style:text-properties officeooo:rsid="000eea32"/>
    </style:style>
    <style:style style:name="T2" style:family="text">
      <style:text-properties fo:font-weight="bold" officeooo:rsid="000eea3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0eea32" style:font-size-asian="13pt" style:font-size-complex="13pt"/>
    </style:style>
    <style:style style:name="T6" style:family="text">
      <style:text-properties fo:font-size="13pt" fo:font-weight="bold" officeooo:rsid="000eea32" style:font-size-asian="13pt" style:font-weight-asian="bold" style:font-size-complex="13pt" style:font-weight-complex="bold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eea32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5">=&gt; </text:span><text:span text:style-name="T6">HOC</text:span><text:span text:style-name="T5"> (</text:span><text:span text:style-name="Strong_20_Emphasis"><text:span text:style-name="T4">higher-order component</text:span></text:span><text:span text:style-name="Strong_20_Emphasis"><text:span text:style-name="T5">)</text:span></text:span></text:p>
      <text:p text:style-name="P1"><text:span text:style-name="Strong_20_Emphasis"><text:span text:style-name="T4"/></text:span></text:p>
      <text:list xml:id="list4288999555" text:style-name="L1">
        <text:list-item>
          <text:p text:style-name="P2"><text:span text:style-name="Strong_20_Emphasis"><text:span text:style-name="T7">Whereas a component transforms props into UI, a </text:span></text:span><text:span text:style-name="Strong_20_Emphasis"><text:span text:style-name="T8">HOC</text:span></text:span><text:span text:style-name="Strong_20_Emphasis"><text:span text:style-name="T7"> transforms a component into another component.</text:span></text:span></text:p>
        </text:list-item>
      </text:list>
      <text:p text:style-name="P1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5:54:07.864251779</meta:creation-date>
    <dc:date>2022-04-05T15:56:14.418914509</dc:date>
    <meta:editing-duration>PT2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0" meta:character-count="130" meta:non-whitespace-character-count="113"/>
  </office:meta>
</office:document-meta>
</file>